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1 createdAt:24/06/2022, 22:29:56*/</text:p>
      <text:p text:style-name="Standard">{</text:p>
      <text:p text:style-name="Standard"><text:tab/>"_id" : ObjectId("62b5ed8cbbcf4c4abbcef26c"),</text:p>
      <text:p text:style-name="Standard"><text:tab/>"userId" : "62b5ed8cbbcf4c4abbcef26a",</text:p>
      <text:p text:style-name="Standard"><text:tab/>"emailStatus" : {</text:p>
      <text:p text:style-name="Standard"><text:tab/><text:tab/>"isVerified" : true,</text:p>
      <text:p text:style-name="Standard"><text:tab/><text:tab/>"verificationCode" : "eyJhbGciOiJIUzUxMiJ9.eyJzdWIiOiJnYXJhcGF0aWhhcmluaUBnbWFpbC5jb20iLCJleHAiOjE2NTYzNDkxOTYsImlhdCI6MTY1NjA4OTk5Nn0.kG3mdaJPTfDq81uBH_eGj6dBnbXe3CHvAfvwGv6q9avLgGfh4fYRhFAdlfTbTVBUXz4DAmUHBZw3G6o_-06GiQ"</text:p>
      <text:p text:style-name="Standard"><text:tab/>},</text:p>
      <text:p text:style-name="Standard"><text:tab/>"isAccountApproved" : true,</text:p>
      <text:p text:style-name="Standard"><text:tab/>"_class" : "com.albanero.authservice.model.AccountStatus"</text:p>
      <text:p text:style-name="Standard">},</text:p>
      <text:p text:style-name="Standard"/>
      <text:p text:style-name="Standard">/* 2 createdAt:24/06/2022, 22:25:10*/</text:p>
      <text:p text:style-name="Standard">{</text:p>
      <text:p text:style-name="Standard"><text:tab/>"_id" : ObjectId("62b5ec6edada0744376fd5e5"),</text:p>
      <text:p text:style-name="Standard"><text:tab/>"userId" : "62b5ec6edada0744376fd5e3",</text:p>
      <text:p text:style-name="Standard"><text:tab/>"emailStatus" : {</text:p>
      <text:p text:style-name="Standard"><text:tab/><text:tab/>"isVerified" : false,</text:p>
      <text:p text:style-name="Standard"><text:tab/><text:tab/>"verificationCode" : "eyJhbGciOiJIUzUxMiJ9.eyJzdWIiOiJnYXJhcGF0aWhhcmluaUBnbWFpbC5jb20iLCJleHAiOjE2NTYzNDg5MTAsImlhdCI6MTY1NjA4OTcxMH0.Yzoso6S5A1DK5ik2sQLUxXv6IlqJ3Dyy06g8UlY6j9JkDjiMw4tL_GZ__0ZqEe8s8kRtPqyMPcAhIMiHnDrKSw"</text:p>
      <text:p text:style-name="Standard"><text:tab/>},</text:p>
      <text:p text:style-name="Standard"><text:tab/>"isAccountApproved" : false,</text:p>
      <text:p text:style-name="Standard"><text:tab/>"_class" : "com.albanero.authservice.model.AccountStatus"</text:p>
      <text:p text:style-name="Standard">},</text:p>
      <text:p text:style-name="Standard"/>
      <text:p text:style-name="Standard">/* 3 createdAt:24/06/2022, 22:22:08*/</text:p>
      <text:p text:style-name="Standard">{</text:p>
      <text:p text:style-name="Standard"><text:tab/>"_id" : ObjectId("62b5ebb8dada0744376fd5e1"),</text:p>
      <text:p text:style-name="Standard"><text:tab/>"userId" : "62b5ebb8dada0744376fd5df",</text:p>
      <text:p text:style-name="Standard"><text:tab/>"emailStatus" : {</text:p>
      <text:p text:style-name="Standard"><text:tab/><text:tab/>"isVerified" : false,</text:p>
      <text:p text:style-name="Standard"><text:tab/><text:tab/>"verificationCode" : "eyJhbGciOiJIUzUxMiJ9.eyJzdWIiOiJnYXJhcGF0aWhhcmluaUBnbWFpbC5jb20iLCJleHAiOjE2NTYzNDg3MjgsImlhdCI6MTY1NjA4OTUyOH0.7iluKT6xzuLp1gCwW1d7NBZc0Vroy1m5Jn8_54GQlb3fTV5yaNC3e6Tscm7s16pUtgIBe_oZllpoxXElkJ7_9A"</text:p>
      <text:p text:style-name="Standard"><text:tab/>},</text:p>
      <text:p text:style-name="Standard"><text:tab/>"isAccountApproved" : false,</text:p>
      <text:p text:style-name="Standard"><text:tab/>"_class" : "com.albanero.authservice.model.AccountStatus"</text:p>
      <text:p text:style-name="Standard">},</text:p>
      <text:p text:style-name="Standard"/>
      <text:p text:style-name="Standard">/* 4 createdAt:24/06/2022, 22:13:58*/</text:p>
      <text:p text:style-name="Standard">{</text:p>
      <text:p text:style-name="Standard"><text:tab/>"_id" : ObjectId("62b5e9cedada0744376fd5dd"),</text:p>
      <text:p text:style-name="Standard"><text:tab/>"userId" : "62b5e9cedada0744376fd5db",</text:p>
      <text:p text:style-name="Standard"><text:tab/>"emailStatus" : {</text:p>
      <text:p text:style-name="Standard"><text:tab/><text:tab/>"isVerified" : false,</text:p>
      <text:p text:style-name="Standard"><text:soft-page-break/><text:tab/><text:tab/>"verificationCode" : "eyJhbGciOiJIUzUxMiJ9.eyJzdWIiOiJnYXJhcGF0aWhhcmluaUBnbWFpbC5jb20iLCJleHAiOjE2NTYzNDgyMzgsImlhdCI6MTY1NjA4OTAzOH0.xXz4HTzdER9YFth4OU_vOOXuORWT1Bhj2l04BBn2O6BWwR9lRuB8s9YA_J-lt2Jz0bRE6NIr4IwORDuRBBU-_Q"</text:p>
      <text:p text:style-name="Standard"><text:tab/>},</text:p>
      <text:p text:style-name="Standard"><text:tab/>"isAccountApproved" : false,</text:p>
      <text:p text:style-name="Standard"><text:tab/>"_class" : "com.albanero.authservice.model.AccountStatus"</text:p>
      <text:p text:style-name="Standard">},</text:p>
      <text:p text:style-name="Standard"/>
      <text:p text:style-name="Standard">/* 5 createdAt:24/06/2022, 22:11:16*/</text:p>
      <text:p text:style-name="Standard">{</text:p>
      <text:p text:style-name="Standard"><text:tab/>"_id" : ObjectId("62b5e92ccef4a2383145bfe2"),</text:p>
      <text:p text:style-name="Standard"><text:tab/>"userId" : "62b5e92ccef4a2383145bfe0",</text:p>
      <text:p text:style-name="Standard"><text:tab/>"emailStatus" : {</text:p>
      <text:p text:style-name="Standard"><text:tab/><text:tab/>"isVerified" : false,</text:p>
      <text:p text:style-name="Standard"><text:tab/><text:tab/>"verificationCode" : "eyJhbGciOiJIUzUxMiJ9.eyJzdWIiOiJjaGFuZHVnMjRzczNkd2ExMEBnbWFpbC5jb20iLCJleHAiOjE2NTYzNDgwNzYsImlhdCI6MTY1NjA4ODg3Nn0.RZIz0hN6DmVKTUJ4kVZJhDZJ2RwAiMCy_MsZh7zEyYte_scJKFkVts6U7tAIBqotU8NwD8AskwhCNm72JIEteg"</text:p>
      <text:p text:style-name="Standard"><text:tab/>},</text:p>
      <text:p text:style-name="Standard"><text:tab/>"isAccountApproved" : false,</text:p>
      <text:p text:style-name="Standard"><text:tab/>"_class" : "com.albanero.authservice.model.AccountStatus"</text:p>
      <text:p text:style-name="Standard">},</text:p>
      <text:p text:style-name="Standard"/>
      <text:p text:style-name="Standard">/* 6 createdAt:24/06/2022, 22:09:01*/</text:p>
      <text:p text:style-name="Standard">{</text:p>
      <text:p text:style-name="Standard"><text:tab/>"_id" : ObjectId("62b5e8a5cef4a2383145bfde"),</text:p>
      <text:p text:style-name="Standard"><text:tab/>"userId" : "62b5e8a5cef4a2383145bfdc",</text:p>
      <text:p text:style-name="Standard"><text:tab/>"emailStatus" : {</text:p>
      <text:p text:style-name="Standard"><text:tab/><text:tab/>"isVerified" : false,</text:p>
      <text:p text:style-name="Standard"><text:tab/><text:tab/>"verificationCode" : "eyJhbGciOiJIUzUxMiJ9.eyJzdWIiOiJjaGFuZHVnMjRzczNkYTEwQGdtYWlsLmNvbSIsImV4cCI6MTY1NjM0Nzk0MSwiaWF0IjoxNjU2MDg4NzQxfQ.mf8gnb5KT9cBx70vZl6BqD8GqnSDJUW9lDbaOfeRwOMrUPQ3R_vYyTtlxX8a145mhCHUuTlHXD1s6wRgqPY5hg"</text:p>
      <text:p text:style-name="Standard"><text:tab/>},</text:p>
      <text:p text:style-name="Standard"><text:tab/>"isAccountApproved" : false,</text:p>
      <text:p text:style-name="Standard"><text:tab/>"_class" : "com.albanero.authservice.model.AccountStatus"</text:p>
      <text:p text:style-name="Standard">},</text:p>
      <text:p text:style-name="Standard"/>
      <text:p text:style-name="Standard">/* 7 createdAt:24/06/2022, 22:08:35*/</text:p>
      <text:p text:style-name="Standard">{</text:p>
      <text:p text:style-name="Standard"><text:tab/>"_id" : ObjectId("62b5e88bcef4a2383145bfda"),</text:p>
      <text:p text:style-name="Standard"><text:tab/>"userId" : "62b5e88bcef4a2383145bfd8",</text:p>
      <text:p text:style-name="Standard"><text:tab/>"emailStatus" : {</text:p>
      <text:p text:style-name="Standard"><text:tab/><text:tab/>"isVerified" : false,</text:p>
      <text:p text:style-name="Standard"><text:tab/><text:tab/>"verificationCode" : "eyJhbGciOiJIUzUxMiJ9.eyJzdWIiOiJjaGFuZHVnMjRzczNkMTBAZ21haWwuY29tIiwiZXhwIjoxNjU2MzQ3OTE1LCJpYXQiOjE2NTYwODg3MTV9._aEljo0474yyL20-p53M-EAfmrTx9GtCLS93tNmDXo6Dg-xIFr2w3L37pOqUt54GktYm8kySj5c7t9RUNOzXmw"</text:p>
      <text:p text:style-name="Standard"><text:tab/>},</text:p>
      <text:p text:style-name="Standard"><text:tab/>"isAccountApproved" : false,</text:p>
      <text:p text:style-name="Standard"><text:tab/>"_class" : "com.albanero.authservice.model.AccountStatus"</text:p>
      <text:p text:style-name="Standard"><text:soft-page-break/>},</text:p>
      <text:p text:style-name="Standard"/>
      <text:p text:style-name="Standard">/* 8 createdAt:24/06/2022, 22:00:25*/</text:p>
      <text:p text:style-name="Standard">{</text:p>
      <text:p text:style-name="Standard"><text:tab/>"_id" : ObjectId("62b5e6a1cef4a2383145bfd6"),</text:p>
      <text:p text:style-name="Standard"><text:tab/>"userId" : "62b5e6a1cef4a2383145bfd4",</text:p>
      <text:p text:style-name="Standard"><text:tab/>"emailStatus" : {</text:p>
      <text:p text:style-name="Standard"><text:tab/><text:tab/>"isVerified" : false,</text:p>
      <text:p text:style-name="Standard"><text:tab/><text:tab/>"verificationCode" : "eyJhbGciOiJIUzUxMiJ9.eyJzdWIiOiJjaGFuZHVnMjRzM2QxMEBnbWFpbC5jb20iLCJleHAiOjE2NTYzNDc0MjUsImlhdCI6MTY1NjA4ODIyNX0.uw0zdQLtoQ3t4ZVanFtZXfgXB_XUIHM7jHzThPNT0HoAD7mGUD2U5XS8cUdD7WF5_W38WG-buuMJv4d5Ze79iA"</text:p>
      <text:p text:style-name="Standard"><text:tab/>},</text:p>
      <text:p text:style-name="Standard"><text:tab/>"isAccountApproved" : false,</text:p>
      <text:p text:style-name="Standard"><text:tab/>"_class" : "com.albanero.authservice.model.AccountStatus"</text:p>
      <text:p text:style-name="Standard">},</text:p>
      <text:p text:style-name="Standard"/>
      <text:p text:style-name="Standard">/* 9 createdAt:24/06/2022, 21:55:02*/</text:p>
      <text:p text:style-name="Standard">{</text:p>
      <text:p text:style-name="Standard"><text:tab/>"_id" : ObjectId("62b5e55ecef4a2383145bfd3"),</text:p>
      <text:p text:style-name="Standard"><text:tab/>"userId" : "62b5e55ecef4a2383145bfd1",</text:p>
      <text:p text:style-name="Standard"><text:tab/>"emailStatus" : {</text:p>
      <text:p text:style-name="Standard"><text:tab/><text:tab/>"isVerified" : false,</text:p>
      <text:p text:style-name="Standard"><text:tab/><text:tab/>"verificationCode" : "eyJhbGciOiJIUzUxMiJ9.eyJzdWIiOiJjaGFuZHVnMjQzZDEwQGdtYWlsLmNvbSIsImV4cCI6MTY1NjM0NzEwMiwiaWF0IjoxNjU2MDg3OTAyfQ.pOs18zDdYLTP6plMmPtiIKty2xrK1WwhrBDVYmQMz01FkqbGs-0WlLqRjZiHUD57ixpqgjI4ygPFmRrr6msaeg"</text:p>
      <text:p text:style-name="Standard"><text:tab/>},</text:p>
      <text:p text:style-name="Standard"><text:tab/>"isAccountApproved" : false,</text:p>
      <text:p text:style-name="Standard"><text:tab/>"_class" : "com.albanero.authservice.model.AccountStatus"</text:p>
      <text:p text:style-name="Standard">},</text:p>
      <text:p text:style-name="Standard"/>
      <text:p text:style-name="Standard">/* 10 createdAt:24/06/2022, 21:49:39*/</text:p>
      <text:p text:style-name="Standard">{</text:p>
      <text:p text:style-name="Standard"><text:tab/>"_id" : ObjectId("62b5e41bcef4a2383145bfd0"),</text:p>
      <text:p text:style-name="Standard"><text:tab/>"userId" : "62b5e41bcef4a2383145bfce",</text:p>
      <text:p text:style-name="Standard"><text:tab/>"emailStatus" : {</text:p>
      <text:p text:style-name="Standard"><text:tab/><text:tab/>"isVerified" : false,</text:p>
      <text:p text:style-name="Standard"><text:tab/><text:tab/>"verificationCode" : "eyJhbGciOiJIUzUxMiJ9.eyJzdWIiOiJjaGFuZHVnMjNkMTBAZ21haWwuY29tIiwiZXhwIjoxNjU2MzQ2Nzc5LCJpYXQiOjE2NTYwODc1Nzl9.8hzMVJTIxzt9cseuwW7zkXCl633Y1zuTXSkDhlbYOdcdcC-pwLJmLzB73CPiQ8S0srivs7kVSigezhrEXfawog"</text:p>
      <text:p text:style-name="Standard"><text:tab/>},</text:p>
      <text:p text:style-name="Standard"><text:tab/>"isAccountApproved" : false,</text:p>
      <text:p text:style-name="Standard"><text:tab/>"_class" : "com.albanero.authservice.model.AccountStatus"</text:p>
      <text:p text:style-name="Standard">},</text:p>
      <text:p text:style-name="Standard"/>
      <text:p text:style-name="Standard">/* 11 createdAt:24/06/2022, 21:49:10*/</text:p>
      <text:p text:style-name="Standard">{</text:p>
      <text:p text:style-name="Standard"><text:tab/>"_id" : ObjectId("62b5e3fecef4a2383145bfcd"),</text:p>
      <text:p text:style-name="Standard"><text:tab/>"userId" : "62b5e3fdcef4a2383145bfcb",</text:p>
      <text:p text:style-name="Standard"><text:tab/>"emailStatus" : {</text:p>
      <text:p text:style-name="Standard"><text:soft-page-break/><text:tab/><text:tab/>"isVerified" : false,</text:p>
      <text:p text:style-name="Standard"><text:tab/><text:tab/>"verificationCode" : "eyJhbGciOiJIUzUxMiJ9.eyJzdWIiOiJjaGFuZHVnMjMxMEBnbWFpbC5jb20iLCJleHAiOjE2NTYzNDY3NDksImlhdCI6MTY1NjA4NzU0OX0.U61MnRd6Nu67VvJyn5DaS-QEZGREGUojmRcUPdS_80AIfWpH-_HuDVwuvV3cAhC2hjgJB0k3O5liAoOmg48oBw"</text:p>
      <text:p text:style-name="Standard"><text:tab/>},</text:p>
      <text:p text:style-name="Standard"><text:tab/>"isAccountApproved" : false,</text:p>
      <text:p text:style-name="Standard"><text:tab/>"_class" : "com.albanero.authservice.model.AccountStatus"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8:54:52.955742703</meta:creation-date>
    <dc:date>2022-07-07T19:10:38.908207835</dc:date>
    <meta:editing-duration>PT5M35S</meta:editing-duration>
    <meta:editing-cycles>1</meta:editing-cycles>
    <meta:document-statistic meta:table-count="0" meta:image-count="0" meta:object-count="0" meta:page-count="4" meta:paragraph-count="121" meta:word-count="308" meta:character-count="5279" meta:non-whitespace-character-count="4982"/>
    <meta:generator>LibreOffice/6.4.7.2$Linux_X86_64 LibreOffice_project/40$Build-2</meta:generator>
  </office:meta>
</office:document-meta>
</file>